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6.5cm"/>
      <style:paragraph-properties style:writing-mode="lr-tb"/>
    </style:style>
    <style:style style:name="gr2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1.5cm" fo:min-width="6.5cm"/>
      <style:paragraph-properties style:writing-mode="lr-tb"/>
    </style:style>
    <style:style style:name="gr3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1.5cm" fo:min-width="6.5cm"/>
      <style:paragraph-properties style:writing-mode="lr-tb"/>
    </style:style>
    <style:style style:name="gr4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1.5cm" fo:min-width="6.5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marker-end="Linienspitzen_20_1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6.5cm"/>
      <style:paragraph-properties style:writing-mode="lr-tb"/>
    </style:style>
    <style:style style:name="gr8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1.5cm" fo:min-width="6.5cm"/>
      <style:paragraph-properties style:writing-mode="lr-tb"/>
    </style:style>
    <style:style style:name="gr9" style:family="graphic" style:parent-style-name="standard">
      <style:graphic-properties draw:marker-end="Linienspitzen_20_2" draw:textarea-vertical-align="middle"/>
    </style:style>
    <style:style style:name="gr10" style:family="graphic" style:parent-style-name="standard">
      <style:graphic-properties draw:fill-color="#fff5ce" draw:textarea-horizontal-align="justify" draw:textarea-vertical-align="middle" draw:auto-grow-height="false" fo:min-height="3.918cm" fo:min-width="4.13cm" fo:wrap-option="wrap"/>
      <style:paragraph-properties style:writing-mode="lr-tb"/>
    </style:style>
    <style:style style:name="gr11" style:family="graphic" style:parent-style-name="standard">
      <style:graphic-properties draw:fill-color="#fff5ce" draw:textarea-horizontal-align="justify" draw:textarea-vertical-align="middle" draw:auto-grow-height="false" fo:min-height="2.992cm" fo:min-width="4.594cm" fo:wrap-option="wrap"/>
      <style:paragraph-properties style:writing-mode="lr-tb"/>
    </style:style>
    <style:style style:name="gr12" style:family="graphic" style:parent-style-name="standard">
      <style:graphic-properties draw:fill-color="#fff5ce" draw:textarea-horizontal-align="justify" draw:textarea-vertical-align="middle" draw:auto-grow-height="false" fo:min-height="2.992cm" fo:min-width="3.9cm" fo:wrap-option="wrap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2.528cm" fo:min-width="3.9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1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dbb6"/>
      <style:paragraph-properties fo:margin-left="1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1.6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dbb6"/>
      <style:paragraph-properties fo:margin-left="1.6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dbb6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5c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cm" svg:height="1.25cm" svg:x="3cm" svg:y="0.75cm">
          <text:p text:style-name="P1">Disziplin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7cm" svg:height="1.25cm" svg:x="11cm" svg:y="0.75cm">
          <text:p text:style-name="P1">Wertungsgruppen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7cm" svg:height="1.75cm" svg:x="3cm" svg:y="2cm">
          <text:list text:style-name="L1">
            <text:list-item>
              <text:p text:style-name="P2">Löschangriff</text:p>
            </text:list-item>
            <text:list-item>
              <text:p text:style-name="P2">Hindernisbahn</text:p>
            </text:list-item>
            <text:list-item>
              <text:p text:style-name="P2">Hakenleitersteigen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" draw:id="id3" draw:layer="layout" svg:width="7cm" svg:height="1.75cm" svg:x="11cm" svg:y="2cm">
          <text:list text:style-name="L1">
            <text:list-item>
              <text:p text:style-name="P4">Frauen</text:p>
            </text:list-item>
            <text:list-item>
              <text:p text:style-name="P4">Männer</text:p>
            </text:list-item>
            <text:list-item>
              <text:p text:style-name="P4">Jugend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7cm" svg:height="1.25cm" svg:x="7cm" svg:y="5cm">
          <text:p text:style-name="P1">Wertungen</text:p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7cm" svg:height="1.75cm" svg:x="7cm" svg:y="6.25cm">
          <text:list text:style-name="L1">
            <text:list-item>
              <text:p text:style-name="P6"><text:span text:style-name="T1">Löschangriff - Frauen</text:span></text:p>
            </text:list-item>
            <text:list-item>
              <text:p text:style-name="P6"><text:span text:style-name="T1">Hindernisbahn - Männer</text:span></text:p>
            </text:list-item>
            <text:list-item>
              <text:p text:style-name="P6"><text:span text:style-name="T1">Hakenleitersteigen - Jugend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6.5cm" svg:y1="3.75cm" svg:x2="10.5cm" svg:y2="5cm" draw:start-shape="id1" draw:start-glue-point="2" draw:end-shape="id2" svg:d="M6500 3750v625h4000v625" svg:viewBox="0 0 4001 1251">
          <text:p/>
        </draw:connector>
        <draw:connector draw:style-name="gr6" draw:text-style-name="P1" draw:layer="layout" svg:x1="14.5cm" svg:y1="3.75cm" svg:x2="10.5cm" svg:y2="5cm" draw:start-shape="id3" draw:start-glue-point="2" draw:end-shape="id2" svg:d="M14500 3750v625h-4000v625" svg:viewBox="0 0 4001 1251">
          <text:p/>
        </draw:connector>
        <draw:custom-shape draw:style-name="gr7" draw:text-style-name="P1" xml:id="id5" draw:id="id5" draw:layer="layout" svg:width="7cm" svg:height="1cm" svg:x="7cm" svg:y="9.25cm">
          <text:p text:style-name="P1">Ergebnisse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7cm" svg:height="1.75cm" svg:x="7cm" svg:y="10.25cm">
          <text:list text:style-name="L1">
            <text:list-item>
              <text:p text:style-name="P6"><text:span text:style-name="T1">Löschangriff - Frauen</text:span></text:p>
            </text:list-item>
            <text:list-item>
              <text:p text:style-name="P6"><text:span text:style-name="T1">Hindernisbahn - Männer</text:span></text:p>
            </text:list-item>
            <text:list-item>
              <text:p text:style-name="P6"><text:span text:style-name="T1">Hindernisbahn - Finale - Männ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0.5cm" svg:y1="8cm" svg:x2="10.5cm" svg:y2="9.25cm" draw:start-shape="id4" draw:start-glue-point="2" draw:end-shape="id5" draw:end-glue-point="0" svg:d="M10500 8000v1250" svg:viewBox="0 0 1 1251">
          <text:p/>
        </draw:connector>
        <draw:custom-shape draw:style-name="gr10" draw:text-style-name="P9" draw:layer="layout" svg:width="5cm" svg:height="4.5cm" svg:x="15.25cm" svg:y="7cm">
          <text:p text:style-name="P8"><text:span text:style-name="T2">Wertungen bestehen aus einer Disziplin in Verbindung mit einer Wertungsgruppe. In der Regel ergibt sich auch automatisch ein passender Name.</text:span></text:p>
          <draw:enhanced-geometry svg:viewBox="0 0 21600 21600" draw:text-areas="800 800 20800 20800" draw:type="round-rectangular-callout" draw:modifiers="-7407.31853629274 2553.03265940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5.5cm" svg:height="3.5cm" svg:x="1cm" svg:y="8.5cm">
          <text:p text:style-name="P8"><text:span text:style-name="T2">Eine Wertung kann </text:span><text:span text:style-name="T2">mehrere </text:span><text:span text:style-name="T2">Ergebnisse haben. </text:span><text:span text:style-name="T2">So wurden hier in </text:span><text:span text:style-name="T2">der Wertung </text:span><text:span text:style-name="T2">Hindernisbahn </text:span><text:span text:style-name="T2">auch ein Finale </text:span><text:span text:style-name="T2">durchgeführt.</text:span></text:p>
          <draw:enhanced-geometry svg:viewBox="0 0 21600 21600" draw:text-areas="800 800 20800 20800" draw:type="round-rectangular-callout" draw:modifiers="26947.9730958008 6910.02570694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9" draw:layer="layout" svg:width="4.75cm" svg:height="3.5cm" svg:x="0.75cm" svg:y="4cm">
          <text:p text:style-name="P8"><text:span text:style-name="T2">Wenn eine Wertung verschiedene Wettkampfbahnen braucht, dann ist es eine andere Disziplin.</text:span></text:p>
          <draw:enhanced-geometry svg:viewBox="0 0 21600 21600" draw:text-areas="800 800 20800 20800" draw:type="round-rectangular-callout" draw:modifiers="14648.5371500737 -5102.313624678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4.75cm" svg:height="3cm" svg:x="15.5cm" svg:y="3.5cm">
          <text:p text:style-name="P8"><text:span text:style-name="T2">Gruppen, die sich nicht messen wollen, sollten hier getrennt werden.</text:span></text:p>
          <draw:enhanced-geometry svg:viewBox="0 0 21600 21600" draw:text-areas="800 800 20800 20800" draw:type="round-rectangular-callout" draw:modifiers="1704.90423068828 -3958.680439853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1013 1130" svg:d="M1009 1050l-449-1008-22-30-29-12-34 12-21 26-449 1012-5 13v8l5 21 12 21 17 13 21 4h903l21-4 21-13 9-21 4-21v-8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4T18:50:07.185379417</meta:creation-date>
    <dc:date>2024-07-24T20:42:43.699556737</dc:date>
    <meta:editing-duration>PT1H52M34S</meta:editing-duration>
    <meta:editing-cycles>5</meta:editing-cycles>
    <meta:generator>LibreOffice/7.3.7.2$Linux_X86_64 LibreOffice_project/30$Build-2</meta:generator>
    <meta:document-statistic meta:object-count="15"/>
  </office:meta>
</office:document-meta>
</file>